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Calibri1" svg:font-family="Calibri"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style:font-name-complex="Georgia"/>
    </style:style>
    <style:style style:name="P2" style:family="paragraph" style:parent-style-name="Standard">
      <style:paragraph-properties fo:margin-top="0in" fo:margin-bottom="0in" style:contextual-spacing="false" fo:text-align="center" style:justify-single-word="false"/>
      <style:text-properties style:font-name="Georgia" style:font-name-complex="Georgia"/>
    </style:style>
    <style:style style:name="P3" style:family="paragraph" style:parent-style-name="Standard" style:master-page-name="Standard">
      <style:paragraph-properties fo:margin-top="0in" fo:margin-bottom="0in" style:contextual-spacing="false" style:page-number="auto"/>
      <style:text-properties style:font-name="Georgia" style:font-name-complex="Georgia"/>
    </style:style>
    <style:style style:name="T1" style:family="text">
      <style:text-properties style:font-name="Georgia" style:font-name-complex="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had been aboard the alien vessel for a little over a week. At least I think it was a little over a week. I'm not quite certain. The passage of time moves so differently on a flying saucer.</text:p>
      <text:p text:style-name="P1"/>
      <text:p text:style-name="P1">I lost count after a few days. I blame it on the alien mind control techniques they used on me. I'm told it's now December. It was November when I left.</text:p>
      <text:p text:style-name="P1"/>
      <text:p text:style-name="P1">Oh well. All I know is I'm not really going anywhere.</text:p>
      <text:p text:style-name="P1"/>
      <text:p text:style-name="P1">I haven't seen anyone else aboard, well human wise that is. The aliens are small midget sized green people. Nothing like the grays you hear about that crashed at Roswell New Mexico. These fellas were green with small beady eyes. From what I could see they didn't speak vocally. They had bulbs in their throats where vocal communication would occur, but no sounds came out. I figured it must be some kind of telepathy.</text:p>
      <text:p text:style-name="P1"/>
      <text:p text:style-name="P1">For the majority of my stay aboard their vessel, I was pinned down to an operating table. Some kind of examinations were going on. They had numbed me from the neck down so I couldn't feel a thing.</text:p>
      <text:p text:style-name="P1"/>
      <text:p text:style-name="P1">Every now and again I could feel their fingers running over my body. But that feeling didn't last as they just deadened the area more.</text:p>
      <text:p text:style-name="P1"/>
      <text:p text:style-name="P1">I asked the aliens what they were doing to me, but never got a response. They simply stared at me and continued on with their work. Violating me as often as they liked and not caring about the person they were messing with.</text:p>
      <text:p text:style-name="P1"><text:soft-page-break/></text:p>
      <text:p text:style-name="P1">At one point during an examination, I felt a tight pressure against my spine. Almost needle like, yet more with the force of a drill. I could only assume they were performing some kind of spinal tap. Again the feeling didn't last long as they pumped more drugs into my system to keep me under control.</text:p>
      <text:p text:style-name="P1"/>
      <text:p text:style-name="P2">Control.</text:p>
      <text:p text:style-name="P1"/>
      <text:p text:style-name="P1">Even the word had its amusing points about it. In order for someone to be in control of another being, that being had to be defeated. I didn't like to admit I had been defeated.</text:p>
      <text:p text:style-name="P1"/>
      <text:p text:style-name="P1">Deep down inside I'd like to think I was still in charge over my life. I had a choice as to what they could and couldn't do with my body. This of course wasn't the case, but if I could force myself into thinking that way, well maybe it wouldn't be as b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Calibri1" svg:font-family="Calibri"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fo:color="#00000a" style:font-name="Calibri" fo:font-family="Calibri" style:font-family-generic="roman" style:font-pitch="variable" fo:font-size="11pt" fo:language="en" fo:country="US" style:letter-kerning="true" style:font-name-asian="SimSun" style:font-family-asian="SimSun" style:font-pitch-asian="variable" style:font-size-asian="11pt" style:language-asian="en" style:country-asian="US" style:font-name-complex="Calibri1" style:font-family-complex="Calibri"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80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dc:title>
    <meta:creation-date>2014-05-23T11:40:32.528000000</meta:creation-date>
    <meta:editing-cycles>1</meta:editing-cycles>
    <meta:editing-duration>P11DT3H31M44S</meta:editing-duration>
    <meta:document-statistic meta:table-count="0" meta:image-count="0" meta:object-count="0" meta:page-count="2" meta:paragraph-count="11" meta:word-count="406" meta:character-count="2106" meta:non-whitespace-character-count="1711"/>
    <meta:generator>LibreOffice/4.2.8.2$Linux_X86_64 LibreOffice_project/420m0$Build-2</meta:generator>
  </office:meta>
</office:document-meta>
</file>